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75%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-1.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0.5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0.6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0.5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0.2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>0.2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9" calcext:value-type="float">
            <text:p>769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3" calcext:value-type="float">
            <text:p>773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3" calcext:value-type="float">
            <text:p>773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0.3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0.5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0.5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0.5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0.5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0.6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0.6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string" calcext:value-type="string">
            <text:p>0.2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61" calcext:value-type="float">
            <text:p>861</text:p>
          </table:table-cell>
          <table:table-cell table:number-columns-repeated="2" office:value-type="string" calcext:value-type="string">
            <text:p>0.2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1" calcext:value-type="float">
            <text:p>86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string" calcext:value-type="string">
            <text:p>0.2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>1.0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string" calcext:value-type="string">
            <text:p>0.5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0.7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string" calcext:value-type="string">
            <text:p>0.2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>0.7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string" calcext:value-type="string">
            <text:p>0.5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string" calcext:value-type="string">
            <text:p>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1T15:43:14.334038970</dc:date>
    <meta:editing-duration>PT4M47S</meta:editing-duration>
    <meta:editing-cycles>1</meta:editing-cycles>
    <meta:document-statistic meta:table-count="1" meta:cell-count="480" meta:object-count="0"/>
    <meta:generator>LibreOffice/5.1.4.2$Linux_X86_64 LibreOffice_project/10m0$Build-2</meta:generator>
  </office:meta>
</office:document-meta>
</file>